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ejaVu Sans" fo:font-size="8pt" style:font-size-asian="8pt" style:font-size-complex="8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DejaVu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name-complex="Noto Sans Arabic U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DejaVu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name-complex="Noto Sans Arabic U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3" table:default-cell-style-name="ce4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.1771 ± 0.0754</text:p>
          </table:table-cell>
          <table:table-cell table:formula="of:=LEFT([.E2]; 6)" office:value-type="string" office:string-value="0.1771" calcext:value-type="string">
            <text:p>0.1771</text:p>
          </table:table-cell>
          <table:table-cell table:formula="of:=RIGHT([.E2]; 6)" office:value-type="string" office:string-value="0.0754" calcext:value-type="string">
            <text:p>0.07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.8857 ± 0.0542</text:p>
          </table:table-cell>
          <table:table-cell table:formula="of:=LEFT([.E3]; 6)" office:value-type="string" office:string-value="0.8857" calcext:value-type="string">
            <text:p>0.8857</text:p>
          </table:table-cell>
          <table:table-cell table:formula="of:=RIGHT([.E3]; 6)" office:value-type="string" office:string-value="0.0542" calcext:value-type="string">
            <text:p>0.0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.9000 ± 0.0655</text:p>
          </table:table-cell>
          <table:table-cell table:formula="of:=LEFT([.E4]; 6)" office:value-type="string" office:string-value="0.9000" calcext:value-type="string">
            <text:p>0.9000</text:p>
          </table:table-cell>
          <table:table-cell table:formula="of:=RIGHT([.E4]; 6)" office:value-type="string" office:string-value="0.0655" calcext:value-type="string">
            <text:p>0.06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.6500 ± 0.0716</text:p>
          </table:table-cell>
          <table:table-cell table:formula="of:=LEFT([.E5]; 6)" office:value-type="string" office:string-value="0.6500" calcext:value-type="string">
            <text:p>0.6500</text:p>
          </table:table-cell>
          <table:table-cell table:formula="of:=RIGHT([.E5]; 6)" office:value-type="string" office:string-value="0.0716" calcext:value-type="string">
            <text:p>0.07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.9043 ± 0.0497</text:p>
          </table:table-cell>
          <table:table-cell table:formula="of:=LEFT([.E6]; 6)" office:value-type="string" office:string-value="0.9043" calcext:value-type="string">
            <text:p>0.9043</text:p>
          </table:table-cell>
          <table:table-cell table:formula="of:=RIGHT([.E6]; 6)" office:value-type="string" office:string-value="0.0497" calcext:value-type="string">
            <text:p>0.04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.9086 ± 0.0508</text:p>
          </table:table-cell>
          <table:table-cell table:formula="of:=LEFT([.E7]; 6)" office:value-type="string" office:string-value="0.9086" calcext:value-type="string">
            <text:p>0.9086</text:p>
          </table:table-cell>
          <table:table-cell table:formula="of:=RIGHT([.E7]; 6)" office:value-type="string" office:string-value="0.0508" calcext:value-type="string">
            <text:p>0.05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.2314 ± 0.0956</text:p>
          </table:table-cell>
          <table:table-cell table:formula="of:=LEFT([.E8]; 6)" office:value-type="string" office:string-value="0.2314" calcext:value-type="string">
            <text:p>0.2314</text:p>
          </table:table-cell>
          <table:table-cell table:formula="of:=RIGHT([.E8]; 6)" office:value-type="string" office:string-value="0.0956" calcext:value-type="string">
            <text:p>0.09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.8186 ± 0.0552</text:p>
          </table:table-cell>
          <table:table-cell table:formula="of:=LEFT([.E9]; 6)" office:value-type="string" office:string-value="0.8186" calcext:value-type="string">
            <text:p>0.8186</text:p>
          </table:table-cell>
          <table:table-cell table:formula="of:=RIGHT([.E9]; 6)" office:value-type="string" office:string-value="0.0552" calcext:value-type="string">
            <text:p>0.05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.8857 ± 0.0706</text:p>
          </table:table-cell>
          <table:table-cell table:formula="of:=LEFT([.E10]; 6)" office:value-type="string" office:string-value="0.8857" calcext:value-type="string">
            <text:p>0.8857</text:p>
          </table:table-cell>
          <table:table-cell table:formula="of:=RIGHT([.E10]; 6)" office:value-type="string" office:string-value="0.0706" calcext:value-type="string">
            <text:p>0.07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.1486 ± 0.1548</text:p>
          </table:table-cell>
          <table:table-cell table:formula="of:=LEFT([.E11]; 6)" office:value-type="string" office:string-value="0.1486" calcext:value-type="string">
            <text:p>0.1486</text:p>
          </table:table-cell>
          <table:table-cell table:formula="of:=RIGHT([.E11]; 6)" office:value-type="string" office:string-value="0.1548" calcext:value-type="string">
            <text:p>0.1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formula="of:=LEFT([.E12]; 6)">
            <text:p/>
          </table:table-cell>
          <table:table-cell table:formula="of:=RIGHT([.E1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.1200 ± 0.0280</text:p>
          </table:table-cell>
          <table:table-cell table:formula="of:=LEFT([.E13]; 6)" office:value-type="string" office:string-value="0.1200" calcext:value-type="string">
            <text:p>0.1200</text:p>
          </table:table-cell>
          <table:table-cell table:formula="of:=RIGHT([.E13]; 6)" office:value-type="string" office:string-value="0.0280" calcext:value-type="string">
            <text:p>0.02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0.4471 ± 0.0752</text:p>
          </table:table-cell>
          <table:table-cell table:formula="of:=LEFT([.E14]; 6)" office:value-type="string" office:string-value="0.4471" calcext:value-type="string">
            <text:p>0.4471</text:p>
          </table:table-cell>
          <table:table-cell table:formula="of:=RIGHT([.E14]; 6)" office:value-type="string" office:string-value="0.0752" calcext:value-type="string">
            <text:p>0.07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0.8771 ± 0.0565</text:p>
          </table:table-cell>
          <table:table-cell table:formula="of:=LEFT([.E15]; 6)" office:value-type="string" office:string-value="0.8771" calcext:value-type="string">
            <text:p>0.8771</text:p>
          </table:table-cell>
          <table:table-cell table:formula="of:=RIGHT([.E15]; 6)" office:value-type="string" office:string-value="0.0565" calcext:value-type="string">
            <text:p>0.05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0.8971 ± 0.0418</text:p>
          </table:table-cell>
          <table:table-cell table:formula="of:=LEFT([.E16]; 6)" office:value-type="string" office:string-value="0.8971" calcext:value-type="string">
            <text:p>0.8971</text:p>
          </table:table-cell>
          <table:table-cell table:formula="of:=RIGHT([.E16]; 6)" office:value-type="string" office:string-value="0.0418" calcext:value-type="string">
            <text:p>0.04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0.7643 ± 0.0619</text:p>
          </table:table-cell>
          <table:table-cell table:formula="of:=LEFT([.E17]; 6)" office:value-type="string" office:string-value="0.7643" calcext:value-type="string">
            <text:p>0.7643</text:p>
          </table:table-cell>
          <table:table-cell table:formula="of:=RIGHT([.E17]; 6)" office:value-type="string" office:string-value="0.0619" calcext:value-type="string">
            <text:p>0.06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0.8971 ± 0.0538</text:p>
          </table:table-cell>
          <table:table-cell table:formula="of:=LEFT([.E18]; 6)" office:value-type="string" office:string-value="0.8971" calcext:value-type="string">
            <text:p>0.8971</text:p>
          </table:table-cell>
          <table:table-cell table:formula="of:=RIGHT([.E18]; 6)" office:value-type="string" office:string-value="0.0538" calcext:value-type="string">
            <text:p>0.05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0.9129 ± 0.0474</text:p>
          </table:table-cell>
          <table:table-cell table:formula="of:=LEFT([.E19]; 6)" office:value-type="string" office:string-value="0.9129" calcext:value-type="string">
            <text:p>0.9129</text:p>
          </table:table-cell>
          <table:table-cell table:formula="of:=RIGHT([.E19]; 6)" office:value-type="string" office:string-value="0.0474" calcext:value-type="string">
            <text:p>0.04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0.4514 ± 0.1056</text:p>
          </table:table-cell>
          <table:table-cell table:formula="of:=LEFT([.E20]; 6)" office:value-type="string" office:string-value="0.4514" calcext:value-type="string">
            <text:p>0.4514</text:p>
          </table:table-cell>
          <table:table-cell table:formula="of:=RIGHT([.E20]; 6)" office:value-type="string" office:string-value="0.1056" calcext:value-type="string">
            <text:p>0.10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0.8457 ± 0.0685</text:p>
          </table:table-cell>
          <table:table-cell table:formula="of:=LEFT([.E21]; 6)" office:value-type="string" office:string-value="0.8457" calcext:value-type="string">
            <text:p>0.8457</text:p>
          </table:table-cell>
          <table:table-cell table:formula="of:=RIGHT([.E21]; 6)" office:value-type="string" office:string-value="0.0685" calcext:value-type="string">
            <text:p>0.06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0.9029 ± 0.0473</text:p>
          </table:table-cell>
          <table:table-cell table:formula="of:=LEFT([.E22]; 6)" office:value-type="string" office:string-value="0.9029" calcext:value-type="string">
            <text:p>0.9029</text:p>
          </table:table-cell>
          <table:table-cell table:formula="of:=RIGHT([.E22]; 6)" office:value-type="string" office:string-value="0.0473" calcext:value-type="string">
            <text:p>0.04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0.0971 ± 0.0530</text:p>
          </table:table-cell>
          <table:table-cell table:formula="of:=LEFT([.E23]; 6)" office:value-type="string" office:string-value="0.0971" calcext:value-type="string">
            <text:p>0.0971</text:p>
          </table:table-cell>
          <table:table-cell table:formula="of:=RIGHT([.E23]; 6)" office:value-type="string" office:string-value="0.0530" calcext:value-type="string">
            <text:p>0.05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3"/>
          <table:table-cell table:formula="of:=LEFT([.E24]; 6)">
            <text:p/>
          </table:table-cell>
          <table:table-cell table:formula="of:=RIGHT([.E24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0.0971 ± 0.0343</text:p>
          </table:table-cell>
          <table:table-cell table:formula="of:=LEFT([.E25]; 6)" office:value-type="string" office:string-value="0.0971" calcext:value-type="string">
            <text:p>0.0971</text:p>
          </table:table-cell>
          <table:table-cell table:formula="of:=RIGHT([.E25]; 6)" office:value-type="string" office:string-value="0.0343" calcext:value-type="string">
            <text:p>0.03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0.5000 ± 0.0636</text:p>
          </table:table-cell>
          <table:table-cell table:formula="of:=LEFT([.E26]; 6)" office:value-type="string" office:string-value="0.5000" calcext:value-type="string">
            <text:p>0.5000</text:p>
          </table:table-cell>
          <table:table-cell table:formula="of:=RIGHT([.E26]; 6)" office:value-type="string" office:string-value="0.0636" calcext:value-type="string">
            <text:p>0.06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0.8771 ± 0.0487</text:p>
          </table:table-cell>
          <table:table-cell table:formula="of:=LEFT([.E27]; 6)" office:value-type="string" office:string-value="0.8771" calcext:value-type="string">
            <text:p>0.8771</text:p>
          </table:table-cell>
          <table:table-cell table:formula="of:=RIGHT([.E27]; 6)" office:value-type="string" office:string-value="0.0487" calcext:value-type="string">
            <text:p>0.04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0.8986 ± 0.0465</text:p>
          </table:table-cell>
          <table:table-cell table:formula="of:=LEFT([.E28]; 6)" office:value-type="string" office:string-value="0.8986" calcext:value-type="string">
            <text:p>0.8986</text:p>
          </table:table-cell>
          <table:table-cell table:formula="of:=RIGHT([.E28]; 6)" office:value-type="string" office:string-value="0.0465" calcext:value-type="string">
            <text:p>0.04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0.7514 ± 0.0543</text:p>
          </table:table-cell>
          <table:table-cell table:formula="of:=LEFT([.E29]; 6)" office:value-type="string" office:string-value="0.7514" calcext:value-type="string">
            <text:p>0.7514</text:p>
          </table:table-cell>
          <table:table-cell table:formula="of:=RIGHT([.E29]; 6)" office:value-type="string" office:string-value="0.0543" calcext:value-type="string">
            <text:p>0.05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0.8986 ± 0.0482</text:p>
          </table:table-cell>
          <table:table-cell table:formula="of:=LEFT([.E30]; 6)" office:value-type="string" office:string-value="0.8986" calcext:value-type="string">
            <text:p>0.8986</text:p>
          </table:table-cell>
          <table:table-cell table:formula="of:=RIGHT([.E30]; 6)" office:value-type="string" office:string-value="0.0482" calcext:value-type="string">
            <text:p>0.04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0.9200 ± 0.0516</text:p>
          </table:table-cell>
          <table:table-cell table:formula="of:=LEFT([.E31]; 6)" office:value-type="string" office:string-value="0.9200" calcext:value-type="string">
            <text:p>0.9200</text:p>
          </table:table-cell>
          <table:table-cell table:formula="of:=RIGHT([.E31]; 6)" office:value-type="string" office:string-value="0.0516" calcext:value-type="string">
            <text:p>0.05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0.5543 ± 0.0878</text:p>
          </table:table-cell>
          <table:table-cell table:formula="of:=LEFT([.E32]; 6)" office:value-type="string" office:string-value="0.5543" calcext:value-type="string">
            <text:p>0.5543</text:p>
          </table:table-cell>
          <table:table-cell table:formula="of:=RIGHT([.E32]; 6)" office:value-type="string" office:string-value="0.0878" calcext:value-type="string">
            <text:p>0.08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0.8257 ± 0.0705</text:p>
          </table:table-cell>
          <table:table-cell table:formula="of:=LEFT([.E33]; 6)" office:value-type="string" office:string-value="0.8257" calcext:value-type="string">
            <text:p>0.8257</text:p>
          </table:table-cell>
          <table:table-cell table:formula="of:=RIGHT([.E33]; 6)" office:value-type="string" office:string-value="0.0705" calcext:value-type="string">
            <text:p>0.07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0.9171 ± 0.0360</text:p>
          </table:table-cell>
          <table:table-cell table:formula="of:=LEFT([.E34]; 6)" office:value-type="string" office:string-value="0.9171" calcext:value-type="string">
            <text:p>0.9171</text:p>
          </table:table-cell>
          <table:table-cell table:formula="of:=RIGHT([.E34]; 6)" office:value-type="string" office:string-value="0.0360" calcext:value-type="string">
            <text:p>0.03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0.1886 ± 0.2346</text:p>
          </table:table-cell>
          <table:table-cell table:formula="of:=LEFT([.E35]; 6)" office:value-type="string" office:string-value="0.1886" calcext:value-type="string">
            <text:p>0.1886</text:p>
          </table:table-cell>
          <table:table-cell table:formula="of:=RIGHT([.E35]; 6)" office:value-type="string" office:string-value="0.2346" calcext:value-type="string">
            <text:p>0.23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formula="of:=LEFT([.E36]; 6)">
            <text:p/>
          </table:table-cell>
          <table:table-cell table:formula="of:=RIGHT([.E36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0.0857 ± 0.0181</text:p>
          </table:table-cell>
          <table:table-cell table:formula="of:=LEFT([.E37]; 6)" office:value-type="string" office:string-value="0.0857" calcext:value-type="string">
            <text:p>0.0857</text:p>
          </table:table-cell>
          <table:table-cell table:formula="of:=RIGHT([.E37]; 6)" office:value-type="string" office:string-value="0.0181" calcext:value-type="string">
            <text:p>0.01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0.5929 ± 0.0681</text:p>
          </table:table-cell>
          <table:table-cell table:formula="of:=LEFT([.E38]; 6)" office:value-type="string" office:string-value="0.5929" calcext:value-type="string">
            <text:p>0.5929</text:p>
          </table:table-cell>
          <table:table-cell table:formula="of:=RIGHT([.E38]; 6)" office:value-type="string" office:string-value="0.0681" calcext:value-type="string">
            <text:p>0.06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0.8843 ± 0.0491</text:p>
          </table:table-cell>
          <table:table-cell table:formula="of:=LEFT([.E39]; 6)" office:value-type="string" office:string-value="0.8843" calcext:value-type="string">
            <text:p>0.8843</text:p>
          </table:table-cell>
          <table:table-cell table:formula="of:=RIGHT([.E39]; 6)" office:value-type="string" office:string-value="0.0491" calcext:value-type="string">
            <text:p>0.04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0.9057 ± 0.0496</text:p>
          </table:table-cell>
          <table:table-cell table:formula="of:=LEFT([.E40]; 6)" office:value-type="string" office:string-value="0.9057" calcext:value-type="string">
            <text:p>0.9057</text:p>
          </table:table-cell>
          <table:table-cell table:formula="of:=RIGHT([.E40]; 6)" office:value-type="string" office:string-value="0.0496" calcext:value-type="string">
            <text:p>0.04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0.7686 ± 0.0477</text:p>
          </table:table-cell>
          <table:table-cell table:formula="of:=LEFT([.E41]; 6)" office:value-type="string" office:string-value="0.7686" calcext:value-type="string">
            <text:p>0.7686</text:p>
          </table:table-cell>
          <table:table-cell table:formula="of:=RIGHT([.E41]; 6)" office:value-type="string" office:string-value="0.0477" calcext:value-type="string">
            <text:p>0.04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0.9057 ± 0.0384</text:p>
          </table:table-cell>
          <table:table-cell table:formula="of:=LEFT([.E42]; 6)" office:value-type="string" office:string-value="0.9057" calcext:value-type="string">
            <text:p>0.9057</text:p>
          </table:table-cell>
          <table:table-cell table:formula="of:=RIGHT([.E42]; 6)" office:value-type="string" office:string-value="0.0384" calcext:value-type="string">
            <text:p>0.03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0.9271 ± 0.0409</text:p>
          </table:table-cell>
          <table:table-cell table:formula="of:=LEFT([.E43]; 6)" office:value-type="string" office:string-value="0.9271" calcext:value-type="string">
            <text:p>0.9271</text:p>
          </table:table-cell>
          <table:table-cell table:formula="of:=RIGHT([.E43]; 6)" office:value-type="string" office:string-value="0.0409" calcext:value-type="string">
            <text:p>0.04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0.6314 ± 0.0818</text:p>
          </table:table-cell>
          <table:table-cell table:formula="of:=LEFT([.E44]; 6)" office:value-type="string" office:string-value="0.6314" calcext:value-type="string">
            <text:p>0.6314</text:p>
          </table:table-cell>
          <table:table-cell table:formula="of:=RIGHT([.E44]; 6)" office:value-type="string" office:string-value="0.0818" calcext:value-type="string">
            <text:p>0.08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0.8143 ± 0.1108</text:p>
          </table:table-cell>
          <table:table-cell table:formula="of:=LEFT([.E45]; 6)" office:value-type="string" office:string-value="0.8143" calcext:value-type="string">
            <text:p>0.8143</text:p>
          </table:table-cell>
          <table:table-cell table:formula="of:=RIGHT([.E45]; 6)" office:value-type="string" office:string-value="0.1108" calcext:value-type="string">
            <text:p>0.11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0.9043 ± 0.0505</text:p>
          </table:table-cell>
          <table:table-cell table:formula="of:=LEFT([.E46]; 6)" office:value-type="string" office:string-value="0.9043" calcext:value-type="string">
            <text:p>0.9043</text:p>
          </table:table-cell>
          <table:table-cell table:formula="of:=RIGHT([.E46]; 6)" office:value-type="string" office:string-value="0.0505" calcext:value-type="string">
            <text:p>0.05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0.1486 ± 0.0911</text:p>
          </table:table-cell>
          <table:table-cell table:formula="of:=LEFT([.E47]; 6)" office:value-type="string" office:string-value="0.1486" calcext:value-type="string">
            <text:p>0.1486</text:p>
          </table:table-cell>
          <table:table-cell table:formula="of:=RIGHT([.E47]; 6)" office:value-type="string" office:string-value="0.0911" calcext:value-type="string">
            <text:p>0.09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3"/>
          <table:table-cell table:formula="of:=LEFT([.E48]; 6)">
            <text:p/>
          </table:table-cell>
          <table:table-cell table:formula="of:=RIGHT([.E48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0.1200 ± 0.0492</text:p>
          </table:table-cell>
          <table:table-cell table:formula="of:=LEFT([.E49]; 6)" office:value-type="string" office:string-value="0.1200" calcext:value-type="string">
            <text:p>0.1200</text:p>
          </table:table-cell>
          <table:table-cell table:formula="of:=RIGHT([.E49]; 6)" office:value-type="string" office:string-value="0.0492" calcext:value-type="string">
            <text:p>0.04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0.5929 ± 0.0681</text:p>
          </table:table-cell>
          <table:table-cell table:formula="of:=LEFT([.E50]; 6)" office:value-type="string" office:string-value="0.5929" calcext:value-type="string">
            <text:p>0.5929</text:p>
          </table:table-cell>
          <table:table-cell table:formula="of:=RIGHT([.E50]; 6)" office:value-type="string" office:string-value="0.0681" calcext:value-type="string">
            <text:p>0.06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-0.8843 ± 0.0491</text:p>
          </table:table-cell>
          <table:table-cell table:formula="of:=LEFT([.E51]; 6)" office:value-type="string" office:string-value="-0.884" calcext:value-type="string">
            <text:p>-0.884</text:p>
          </table:table-cell>
          <table:table-cell table:formula="of:=RIGHT([.E51]; 6)" office:value-type="string" office:string-value="0.0491" calcext:value-type="string">
            <text:p>0.04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0.9086 ± 0.0524</text:p>
          </table:table-cell>
          <table:table-cell table:formula="of:=LEFT([.E52]; 6)" office:value-type="string" office:string-value="0.9086" calcext:value-type="string">
            <text:p>0.9086</text:p>
          </table:table-cell>
          <table:table-cell table:formula="of:=RIGHT([.E52]; 6)" office:value-type="string" office:string-value="0.0524" calcext:value-type="string">
            <text:p>0.05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0.7686 ± 0.0477</text:p>
          </table:table-cell>
          <table:table-cell table:formula="of:=LEFT([.E53]; 6)" office:value-type="string" office:string-value="0.7686" calcext:value-type="string">
            <text:p>0.7686</text:p>
          </table:table-cell>
          <table:table-cell table:formula="of:=RIGHT([.E53]; 6)" office:value-type="string" office:string-value="0.0477" calcext:value-type="string">
            <text:p>0.04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0.9057 ± 0.0384</text:p>
          </table:table-cell>
          <table:table-cell table:formula="of:=LEFT([.E54]; 6)" office:value-type="string" office:string-value="0.9057" calcext:value-type="string">
            <text:p>0.9057</text:p>
          </table:table-cell>
          <table:table-cell table:formula="of:=RIGHT([.E54]; 6)" office:value-type="string" office:string-value="0.0384" calcext:value-type="string">
            <text:p>0.03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0.9243 ± 0.0489</text:p>
          </table:table-cell>
          <table:table-cell table:formula="of:=LEFT([.E55]; 6)" office:value-type="string" office:string-value="0.9243" calcext:value-type="string">
            <text:p>0.9243</text:p>
          </table:table-cell>
          <table:table-cell table:formula="of:=RIGHT([.E55]; 6)" office:value-type="string" office:string-value="0.0489" calcext:value-type="string">
            <text:p>0.04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0.6314 ± 0.0818</text:p>
          </table:table-cell>
          <table:table-cell table:formula="of:=LEFT([.E56]; 6)" office:value-type="string" office:string-value="0.6314" calcext:value-type="string">
            <text:p>0.6314</text:p>
          </table:table-cell>
          <table:table-cell table:formula="of:=RIGHT([.E56]; 6)" office:value-type="string" office:string-value="0.0818" calcext:value-type="string">
            <text:p>0.08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0.8143 ± 0.1108</text:p>
          </table:table-cell>
          <table:table-cell table:formula="of:=LEFT([.E57]; 6)" office:value-type="string" office:string-value="0.8143" calcext:value-type="string">
            <text:p>0.8143</text:p>
          </table:table-cell>
          <table:table-cell table:formula="of:=RIGHT([.E57]; 6)" office:value-type="string" office:string-value="0.1108" calcext:value-type="string">
            <text:p>0.11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0.8957 ± 0.0521</text:p>
          </table:table-cell>
          <table:table-cell table:formula="of:=LEFT([.E58]; 6)" office:value-type="string" office:string-value="0.8957" calcext:value-type="string">
            <text:p>0.8957</text:p>
          </table:table-cell>
          <table:table-cell table:formula="of:=RIGHT([.E58]; 6)" office:value-type="string" office:string-value="0.0521" calcext:value-type="string">
            <text:p>0.05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0.1486 ± 0.0911</text:p>
          </table:table-cell>
          <table:table-cell table:formula="of:=LEFT([.E59]; 6)" office:value-type="string" office:string-value="0.1486" calcext:value-type="string">
            <text:p>0.1486</text:p>
          </table:table-cell>
          <table:table-cell table:formula="of:=RIGHT([.E59]; 6)" office:value-type="string" office:string-value="0.0911" calcext:value-type="string">
            <text:p>0.09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3"/>
          <table:table-cell table:formula="of:=LEFT([.E60]; 6)">
            <text:p/>
          </table:table-cell>
          <table:table-cell table:formula="of:=RIGHT([.E60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0.0971 ± 0.0641</text:p>
          </table:table-cell>
          <table:table-cell table:formula="of:=LEFT([.E61]; 6)" office:value-type="string" office:string-value="0.0971" calcext:value-type="string">
            <text:p>0.0971</text:p>
          </table:table-cell>
          <table:table-cell table:formula="of:=RIGHT([.E61]; 6)" office:value-type="string" office:string-value="0.0641" calcext:value-type="string">
            <text:p>0.06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0.5929 ± 0.0681</text:p>
          </table:table-cell>
          <table:table-cell table:formula="of:=LEFT([.E62]; 6)" office:value-type="string" office:string-value="0.5929" calcext:value-type="string">
            <text:p>0.5929</text:p>
          </table:table-cell>
          <table:table-cell table:formula="of:=RIGHT([.E62]; 6)" office:value-type="string" office:string-value="0.0681" calcext:value-type="string">
            <text:p>0.06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0.8843 ± 0.0491</text:p>
          </table:table-cell>
          <table:table-cell table:formula="of:=LEFT([.E63]; 6)" office:value-type="string" office:string-value="0.8843" calcext:value-type="string">
            <text:p>0.8843</text:p>
          </table:table-cell>
          <table:table-cell table:formula="of:=RIGHT([.E63]; 6)" office:value-type="string" office:string-value="0.0491" calcext:value-type="string">
            <text:p>0.04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0.9243 ± 0.0417</text:p>
          </table:table-cell>
          <table:table-cell table:formula="of:=LEFT([.E64]; 6)" office:value-type="string" office:string-value="0.9243" calcext:value-type="string">
            <text:p>0.9243</text:p>
          </table:table-cell>
          <table:table-cell table:formula="of:=RIGHT([.E64]; 6)" office:value-type="string" office:string-value="0.0417" calcext:value-type="string">
            <text:p>0.04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0.7686 ± 0.0477</text:p>
          </table:table-cell>
          <table:table-cell table:formula="of:=LEFT([.E65]; 6)" office:value-type="string" office:string-value="0.7686" calcext:value-type="string">
            <text:p>0.7686</text:p>
          </table:table-cell>
          <table:table-cell table:formula="of:=RIGHT([.E65]; 6)" office:value-type="string" office:string-value="0.0477" calcext:value-type="string">
            <text:p>0.04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0.9057 ± 0.0384</text:p>
          </table:table-cell>
          <table:table-cell table:formula="of:=LEFT([.E66]; 6)" office:value-type="string" office:string-value="0.9057" calcext:value-type="string">
            <text:p>0.9057</text:p>
          </table:table-cell>
          <table:table-cell table:formula="of:=RIGHT([.E66]; 6)" office:value-type="string" office:string-value="0.0384" calcext:value-type="string">
            <text:p>0.03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0.9371 ± 0.0390</text:p>
          </table:table-cell>
          <table:table-cell table:formula="of:=LEFT([.E67]; 6)" office:value-type="string" office:string-value="0.9371" calcext:value-type="string">
            <text:p>0.9371</text:p>
          </table:table-cell>
          <table:table-cell table:formula="of:=RIGHT([.E67]; 6)" office:value-type="string" office:string-value="0.0390" calcext:value-type="string">
            <text:p>0.03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0.6314 ± 0.0818</text:p>
          </table:table-cell>
          <table:table-cell table:formula="of:=LEFT([.E68]; 6)" office:value-type="string" office:string-value="0.6314" calcext:value-type="string">
            <text:p>0.6314</text:p>
          </table:table-cell>
          <table:table-cell table:formula="of:=RIGHT([.E68]; 6)" office:value-type="string" office:string-value="0.0818" calcext:value-type="string">
            <text:p>0.08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0.8143 ± 0.1108</text:p>
          </table:table-cell>
          <table:table-cell table:formula="of:=LEFT([.E69]; 6)" office:value-type="string" office:string-value="0.8143" calcext:value-type="string">
            <text:p>0.8143</text:p>
          </table:table-cell>
          <table:table-cell table:formula="of:=RIGHT([.E69]; 6)" office:value-type="string" office:string-value="0.1108" calcext:value-type="string">
            <text:p>0.11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0.9157 ± 0.0507</text:p>
          </table:table-cell>
          <table:table-cell table:formula="of:=LEFT([.E70]; 6)" office:value-type="string" office:string-value="0.9157" calcext:value-type="string">
            <text:p>0.9157</text:p>
          </table:table-cell>
          <table:table-cell table:formula="of:=RIGHT([.E70]; 6)" office:value-type="string" office:string-value="0.0507" calcext:value-type="string">
            <text:p>0.05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0.2229 ± 0.2253</text:p>
          </table:table-cell>
          <table:table-cell table:formula="of:=LEFT([.E71]; 6)" office:value-type="string" office:string-value="0.2229" calcext:value-type="string">
            <text:p>0.2229</text:p>
          </table:table-cell>
          <table:table-cell table:formula="of:=RIGHT([.E71]; 6)" office:value-type="string" office:string-value="0.2253" calcext:value-type="string">
            <text:p>0.22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3"/>
          <table:table-cell table:formula="of:=LEFT([.E72]; 6)">
            <text:p/>
          </table:table-cell>
          <table:table-cell table:formula="of:=RIGHT([.E7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0.1200 ± 0.0420</text:p>
          </table:table-cell>
          <table:table-cell table:formula="of:=LEFT([.E73]; 6)" office:value-type="string" office:string-value="0.1200" calcext:value-type="string">
            <text:p>0.1200</text:p>
          </table:table-cell>
          <table:table-cell table:formula="of:=RIGHT([.E73]; 6)" office:value-type="string" office:string-value="0.0420" calcext:value-type="string">
            <text:p>0.04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0.5929 ± 0.0681</text:p>
          </table:table-cell>
          <table:table-cell table:formula="of:=LEFT([.E74]; 6)" office:value-type="string" office:string-value="0.5929" calcext:value-type="string">
            <text:p>0.5929</text:p>
          </table:table-cell>
          <table:table-cell table:formula="of:=RIGHT([.E74]; 6)" office:value-type="string" office:string-value="0.0681" calcext:value-type="string">
            <text:p>0.06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0.8843 ± 0.0491</text:p>
          </table:table-cell>
          <table:table-cell table:formula="of:=LEFT([.E75]; 6)" office:value-type="string" office:string-value="0.8843" calcext:value-type="string">
            <text:p>0.8843</text:p>
          </table:table-cell>
          <table:table-cell table:formula="of:=RIGHT([.E75]; 6)" office:value-type="string" office:string-value="0.0491" calcext:value-type="string">
            <text:p>0.04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0.9129 ± 0.0388</text:p>
          </table:table-cell>
          <table:table-cell table:formula="of:=LEFT([.E76]; 6)" office:value-type="string" office:string-value="0.9129" calcext:value-type="string">
            <text:p>0.9129</text:p>
          </table:table-cell>
          <table:table-cell table:formula="of:=RIGHT([.E76]; 6)" office:value-type="string" office:string-value="0.0388" calcext:value-type="string">
            <text:p>0.03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0.7686 ± 0.0477</text:p>
          </table:table-cell>
          <table:table-cell table:formula="of:=LEFT([.E77]; 6)" office:value-type="string" office:string-value="0.7686" calcext:value-type="string">
            <text:p>0.7686</text:p>
          </table:table-cell>
          <table:table-cell table:formula="of:=RIGHT([.E77]; 6)" office:value-type="string" office:string-value="0.0477" calcext:value-type="string">
            <text:p>0.04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0.9057 ± 0.0384</text:p>
          </table:table-cell>
          <table:table-cell table:formula="of:=LEFT([.E78]; 6)" office:value-type="string" office:string-value="0.9057" calcext:value-type="string">
            <text:p>0.9057</text:p>
          </table:table-cell>
          <table:table-cell table:formula="of:=RIGHT([.E78]; 6)" office:value-type="string" office:string-value="0.0384" calcext:value-type="string">
            <text:p>0.03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0.9371 ± 0.0379</text:p>
          </table:table-cell>
          <table:table-cell table:formula="of:=LEFT([.E79]; 6)" office:value-type="string" office:string-value="0.9371" calcext:value-type="string">
            <text:p>0.9371</text:p>
          </table:table-cell>
          <table:table-cell table:formula="of:=RIGHT([.E79]; 6)" office:value-type="string" office:string-value="0.0379" calcext:value-type="string">
            <text:p>0.03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0.6314 ± 0.0818</text:p>
          </table:table-cell>
          <table:table-cell table:formula="of:=LEFT([.E80]; 6)" office:value-type="string" office:string-value="0.6314" calcext:value-type="string">
            <text:p>0.6314</text:p>
          </table:table-cell>
          <table:table-cell table:formula="of:=RIGHT([.E80]; 6)" office:value-type="string" office:string-value="0.0818" calcext:value-type="string">
            <text:p>0.08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0.8143 ± 0.1108</text:p>
          </table:table-cell>
          <table:table-cell table:formula="of:=LEFT([.E81]; 6)" office:value-type="string" office:string-value="0.8143" calcext:value-type="string">
            <text:p>0.8143</text:p>
          </table:table-cell>
          <table:table-cell table:formula="of:=RIGHT([.E81]; 6)" office:value-type="string" office:string-value="0.1108" calcext:value-type="string">
            <text:p>0.11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0.9043 ± 0.0480</text:p>
          </table:table-cell>
          <table:table-cell table:formula="of:=LEFT([.E82]; 6)" office:value-type="string" office:string-value="0.9043" calcext:value-type="string">
            <text:p>0.9043</text:p>
          </table:table-cell>
          <table:table-cell table:formula="of:=RIGHT([.E82]; 6)" office:value-type="string" office:string-value="0.0480" calcext:value-type="string">
            <text:p>0.04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0.3200 ± 0.2171</text:p>
          </table:table-cell>
          <table:table-cell table:formula="of:=LEFT([.E83]; 6)" office:value-type="string" office:string-value="0.3200" calcext:value-type="string">
            <text:p>0.3200</text:p>
          </table:table-cell>
          <table:table-cell table:formula="of:=RIGHT([.E83]; 6)" office:value-type="string" office:string-value="0.2171" calcext:value-type="string">
            <text:p>0.21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3"/>
          <table:table-cell table:formula="of:=LEFT([.E84]; 6)">
            <text:p/>
          </table:table-cell>
          <table:table-cell table:formula="of:=RIGHT([.E84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0.1086 ± 0.0554</text:p>
          </table:table-cell>
          <table:table-cell table:formula="of:=LEFT([.E85]; 6)" office:value-type="string" office:string-value="0.1086" calcext:value-type="string">
            <text:p>0.1086</text:p>
          </table:table-cell>
          <table:table-cell table:formula="of:=RIGHT([.E85]; 6)" office:value-type="string" office:string-value="0.0554" calcext:value-type="string">
            <text:p>0.05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2" office:value-type="string" calcext:value-type="string">
            <text:p>0.5929 ± 0.0681</text:p>
          </table:table-cell>
          <table:table-cell table:formula="of:=LEFT([.E86]; 6)" office:value-type="string" office:string-value="0.5929" calcext:value-type="string">
            <text:p>0.5929</text:p>
          </table:table-cell>
          <table:table-cell table:formula="of:=RIGHT([.E86]; 6)" office:value-type="string" office:string-value="0.0681" calcext:value-type="string">
            <text:p>0.06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2" office:value-type="string" calcext:value-type="string">
            <text:p>0.8843 ± 0.0491</text:p>
          </table:table-cell>
          <table:table-cell table:formula="of:=LEFT([.E87]; 6)" office:value-type="string" office:string-value="0.8843" calcext:value-type="string">
            <text:p>0.8843</text:p>
          </table:table-cell>
          <table:table-cell table:formula="of:=RIGHT([.E87]; 6)" office:value-type="string" office:string-value="0.0491" calcext:value-type="string">
            <text:p>0.04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2" office:value-type="string" calcext:value-type="string">
            <text:p>0.8971 ± 0.0437</text:p>
          </table:table-cell>
          <table:table-cell table:formula="of:=LEFT([.E88]; 6)" office:value-type="string" office:string-value="0.8971" calcext:value-type="string">
            <text:p>0.8971</text:p>
          </table:table-cell>
          <table:table-cell table:formula="of:=RIGHT([.E88]; 6)" office:value-type="string" office:string-value="0.0437" calcext:value-type="string">
            <text:p>0.04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2" office:value-type="string" calcext:value-type="string">
            <text:p>0.7686 ± 0.0477</text:p>
          </table:table-cell>
          <table:table-cell table:formula="of:=LEFT([.E89]; 6)" office:value-type="string" office:string-value="0.7686" calcext:value-type="string">
            <text:p>0.7686</text:p>
          </table:table-cell>
          <table:table-cell table:formula="of:=RIGHT([.E89]; 6)" office:value-type="string" office:string-value="0.0477" calcext:value-type="string">
            <text:p>0.04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2" office:value-type="string" calcext:value-type="string">
            <text:p>0.9057 ± 0.0384</text:p>
          </table:table-cell>
          <table:table-cell table:formula="of:=LEFT([.E90]; 6)" office:value-type="string" office:string-value="0.9057" calcext:value-type="string">
            <text:p>0.9057</text:p>
          </table:table-cell>
          <table:table-cell table:formula="of:=RIGHT([.E90]; 6)" office:value-type="string" office:string-value="0.0384" calcext:value-type="string">
            <text:p>0.03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2" office:value-type="string" calcext:value-type="string">
            <text:p>0.9029 ± 0.0464</text:p>
          </table:table-cell>
          <table:table-cell table:formula="of:=LEFT([.E91]; 6)" office:value-type="string" office:string-value="0.9029" calcext:value-type="string">
            <text:p>0.9029</text:p>
          </table:table-cell>
          <table:table-cell table:formula="of:=RIGHT([.E91]; 6)" office:value-type="string" office:string-value="0.0464" calcext:value-type="string">
            <text:p>0.04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2" office:value-type="string" calcext:value-type="string">
            <text:p>0.6314 ± 0.0818</text:p>
          </table:table-cell>
          <table:table-cell table:formula="of:=LEFT([.E92]; 6)" office:value-type="string" office:string-value="0.6314" calcext:value-type="string">
            <text:p>0.6314</text:p>
          </table:table-cell>
          <table:table-cell table:formula="of:=RIGHT([.E92]; 6)" office:value-type="string" office:string-value="0.0818" calcext:value-type="string">
            <text:p>0.08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2" office:value-type="string" calcext:value-type="string">
            <text:p>0.8143 ± 0.1108</text:p>
          </table:table-cell>
          <table:table-cell table:formula="of:=LEFT([.E93]; 6)" office:value-type="string" office:string-value="0.8143" calcext:value-type="string">
            <text:p>0.8143</text:p>
          </table:table-cell>
          <table:table-cell table:formula="of:=RIGHT([.E93]; 6)" office:value-type="string" office:string-value="0.1108" calcext:value-type="string">
            <text:p>0.11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2" office:value-type="string" calcext:value-type="string">
            <text:p>0.8829 ± 0.0663</text:p>
          </table:table-cell>
          <table:table-cell table:formula="of:=LEFT([.E94]; 6)" office:value-type="string" office:string-value="0.8829" calcext:value-type="string">
            <text:p>0.8829</text:p>
          </table:table-cell>
          <table:table-cell table:formula="of:=RIGHT([.E94]; 6)" office:value-type="string" office:string-value="0.0663" calcext:value-type="string">
            <text:p>0.06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2" office:value-type="string" calcext:value-type="string">
            <text:p>0.2000 ± 0.1646</text:p>
          </table:table-cell>
          <table:table-cell table:formula="of:=LEFT([.E95]; 6)" office:value-type="string" office:string-value="0.2000" calcext:value-type="string">
            <text:p>0.2000</text:p>
          </table:table-cell>
          <table:table-cell table:formula="of:=RIGHT([.E95]; 6)" office:value-type="string" office:string-value="0.1646" calcext:value-type="string">
            <text:p>0.16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3"/>
          <table:table-cell table:formula="of:=LEFT([.E96]; 6)">
            <text:p/>
          </table:table-cell>
          <table:table-cell table:formula="of:=RIGHT([.E96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2" office:value-type="string" calcext:value-type="string">
            <text:p>0.1429 ± 0.0511</text:p>
          </table:table-cell>
          <table:table-cell table:formula="of:=LEFT([.E97]; 6)" office:value-type="string" office:string-value="0.1429" calcext:value-type="string">
            <text:p>0.1429</text:p>
          </table:table-cell>
          <table:table-cell table:formula="of:=RIGHT([.E97]; 6)" office:value-type="string" office:string-value="0.0511" calcext:value-type="string">
            <text:p>0.0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2" office:value-type="string" calcext:value-type="string">
            <text:p>0.6371 ± 0.0640</text:p>
          </table:table-cell>
          <table:table-cell table:formula="of:=LEFT([.E98]; 6)" office:value-type="string" office:string-value="0.6371" calcext:value-type="string">
            <text:p>0.6371</text:p>
          </table:table-cell>
          <table:table-cell table:formula="of:=RIGHT([.E98]; 6)" office:value-type="string" office:string-value="0.0640" calcext:value-type="string">
            <text:p>0.06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2" office:value-type="string" calcext:value-type="string">
            <text:p>0.8800 ± 0.0561</text:p>
          </table:table-cell>
          <table:table-cell table:formula="of:=LEFT([.E99]; 6)" office:value-type="string" office:string-value="0.8800" calcext:value-type="string">
            <text:p>0.8800</text:p>
          </table:table-cell>
          <table:table-cell table:formula="of:=RIGHT([.E99]; 6)" office:value-type="string" office:string-value="0.0561" calcext:value-type="string">
            <text:p>0.05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2" office:value-type="string" calcext:value-type="string">
            <text:p>0.8971 ± 0.0355</text:p>
          </table:table-cell>
          <table:table-cell table:formula="of:=LEFT([.E100]; 6)" office:value-type="string" office:string-value="0.8971" calcext:value-type="string">
            <text:p>0.8971</text:p>
          </table:table-cell>
          <table:table-cell table:formula="of:=RIGHT([.E100]; 6)" office:value-type="string" office:string-value="0.0355" calcext:value-type="string">
            <text:p>0.03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2" office:value-type="string" calcext:value-type="string">
            <text:p>0.7471 ± 0.0445</text:p>
          </table:table-cell>
          <table:table-cell table:formula="of:=LEFT([.E101]; 6)" office:value-type="string" office:string-value="0.7471" calcext:value-type="string">
            <text:p>0.7471</text:p>
          </table:table-cell>
          <table:table-cell table:formula="of:=RIGHT([.E101]; 6)" office:value-type="string" office:string-value="0.0445" calcext:value-type="string">
            <text:p>0.04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2" office:value-type="string" calcext:value-type="string">
            <text:p>0.8857 ± 0.0670</text:p>
          </table:table-cell>
          <table:table-cell table:formula="of:=LEFT([.E102]; 6)" office:value-type="string" office:string-value="0.8857" calcext:value-type="string">
            <text:p>0.8857</text:p>
          </table:table-cell>
          <table:table-cell table:formula="of:=RIGHT([.E102]; 6)" office:value-type="string" office:string-value="0.0670" calcext:value-type="string">
            <text:p>0.06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2" office:value-type="string" calcext:value-type="string">
            <text:p>0.8871 ± 0.0465</text:p>
          </table:table-cell>
          <table:table-cell table:formula="of:=LEFT([.E103]; 6)" office:value-type="string" office:string-value="0.8871" calcext:value-type="string">
            <text:p>0.8871</text:p>
          </table:table-cell>
          <table:table-cell table:formula="of:=RIGHT([.E103]; 6)" office:value-type="string" office:string-value="0.0465" calcext:value-type="string">
            <text:p>0.04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2" office:value-type="string" calcext:value-type="string">
            <text:p>0.7043 ± 0.0615</text:p>
          </table:table-cell>
          <table:table-cell table:formula="of:=LEFT([.E104]; 6)" office:value-type="string" office:string-value="0.7043" calcext:value-type="string">
            <text:p>0.7043</text:p>
          </table:table-cell>
          <table:table-cell table:formula="of:=RIGHT([.E104]; 6)" office:value-type="string" office:string-value="0.0615" calcext:value-type="string">
            <text:p>0.06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2" office:value-type="string" calcext:value-type="string">
            <text:p>0.8186 ± 0.1039</text:p>
          </table:table-cell>
          <table:table-cell table:formula="of:=LEFT([.E105]; 6)" office:value-type="string" office:string-value="0.8186" calcext:value-type="string">
            <text:p>0.8186</text:p>
          </table:table-cell>
          <table:table-cell table:formula="of:=RIGHT([.E105]; 6)" office:value-type="string" office:string-value="0.1039" calcext:value-type="string">
            <text:p>0.10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2" office:value-type="string" calcext:value-type="string">
            <text:p>0.8343 ± 0.0988</text:p>
          </table:table-cell>
          <table:table-cell table:formula="of:=LEFT([.E106]; 6)" office:value-type="string" office:string-value="0.8343" calcext:value-type="string">
            <text:p>0.8343</text:p>
          </table:table-cell>
          <table:table-cell table:formula="of:=RIGHT([.E106]; 6)" office:value-type="string" office:string-value="0.0988" calcext:value-type="string">
            <text:p>0.09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2" office:value-type="string" calcext:value-type="string">
            <text:p>0.6914 ± 0.0686</text:p>
          </table:table-cell>
          <table:table-cell table:formula="of:=LEFT([.E107]; 6)" office:value-type="string" office:string-value="0.6914" calcext:value-type="string">
            <text:p>0.6914</text:p>
          </table:table-cell>
          <table:table-cell table:formula="of:=RIGHT([.E107]; 6)" office:value-type="string" office:string-value="0.0686" calcext:value-type="string">
            <text:p>0.06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3"/>
          <table:table-cell table:formula="of:=LEFT([.E108]; 6)">
            <text:p/>
          </table:table-cell>
          <table:table-cell table:formula="of:=RIGHT([.E108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2" office:value-type="string" calcext:value-type="string">
            <text:p>0.6400 ± 0.0983</text:p>
          </table:table-cell>
          <table:table-cell table:formula="of:=LEFT([.E109]; 6)" office:value-type="string" office:string-value="0.6400" calcext:value-type="string">
            <text:p>0.6400</text:p>
          </table:table-cell>
          <table:table-cell table:formula="of:=RIGHT([.E109]; 6)" office:value-type="string" office:string-value="0.0983" calcext:value-type="string">
            <text:p>0.09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.3014 ± 0.0560</text:p>
          </table:table-cell>
          <table:table-cell table:formula="of:=LEFT([.E110]; 6)" office:value-type="string" office:string-value="0.3014" calcext:value-type="string">
            <text:p>0.3014</text:p>
          </table:table-cell>
          <table:table-cell table:formula="of:=RIGHT([.E110]; 6)" office:value-type="string" office:string-value="0.0560" calcext:value-type="string">
            <text:p>0.05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.2486 ± 0.0586</text:p>
          </table:table-cell>
          <table:table-cell table:formula="of:=LEFT([.E111]; 6)" office:value-type="string" office:string-value="0.2486" calcext:value-type="string">
            <text:p>0.2486</text:p>
          </table:table-cell>
          <table:table-cell table:formula="of:=RIGHT([.E111]; 6)" office:value-type="string" office:string-value="0.0586" calcext:value-type="string">
            <text:p>0.05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formula="of:=LEFT([.E112]; 6)">
            <text:p/>
          </table:table-cell>
          <table:table-cell table:formula="of:=RIGHT([.E11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.3614 ± 0.0794</text:p>
          </table:table-cell>
          <table:table-cell table:formula="of:=LEFT([.E113]; 6)" office:value-type="string" office:string-value="0.3614" calcext:value-type="string">
            <text:p>0.3614</text:p>
          </table:table-cell>
          <table:table-cell table:formula="of:=RIGHT([.E113]; 6)" office:value-type="string" office:string-value="0.0794" calcext:value-type="string">
            <text:p>0.07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.3586 ± 0.0764</text:p>
          </table:table-cell>
          <table:table-cell table:formula="of:=LEFT([.E114]; 6)" office:value-type="string" office:string-value="0.3586" calcext:value-type="string">
            <text:p>0.3586</text:p>
          </table:table-cell>
          <table:table-cell table:formula="of:=RIGHT([.E114]; 6)" office:value-type="string" office:string-value="0.0764" calcext:value-type="string">
            <text:p>0.07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formula="of:=LEFT([.E115]; 6)">
            <text:p/>
          </table:table-cell>
          <table:table-cell table:formula="of:=RIGHT([.E115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.4071 ± 0.0711</text:p>
          </table:table-cell>
          <table:table-cell table:formula="of:=LEFT([.E116]; 6)" office:value-type="string" office:string-value="0.4071" calcext:value-type="string">
            <text:p>0.4071</text:p>
          </table:table-cell>
          <table:table-cell table:formula="of:=RIGHT([.E116]; 6)" office:value-type="string" office:string-value="0.0711" calcext:value-type="string">
            <text:p>0.07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.3443 ± 0.0785</text:p>
          </table:table-cell>
          <table:table-cell table:formula="of:=LEFT([.E117]; 6)" office:value-type="string" office:string-value="0.3443" calcext:value-type="string">
            <text:p>0.3443</text:p>
          </table:table-cell>
          <table:table-cell table:formula="of:=RIGHT([.E117]; 6)" office:value-type="string" office:string-value="0.0785" calcext:value-type="string">
            <text:p>0.07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formula="of:=LEFT([.E118]; 6)">
            <text:p/>
          </table:table-cell>
          <table:table-cell table:formula="of:=RIGHT([.E118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.3886 ± 0.0820</text:p>
          </table:table-cell>
          <table:table-cell table:formula="of:=LEFT([.E119]; 6)" office:value-type="string" office:string-value="0.3886" calcext:value-type="string">
            <text:p>0.3886</text:p>
          </table:table-cell>
          <table:table-cell table:formula="of:=RIGHT([.E119]; 6)" office:value-type="string" office:string-value="0.0820" calcext:value-type="string">
            <text:p>0.08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formula="of:=LEFT([.E120]; 6)">
            <text:p/>
          </table:table-cell>
          <table:table-cell table:formula="of:=RIGHT([.E120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formula="of:=LEFT([.E121]; 6)">
            <text:p/>
          </table:table-cell>
          <table:table-cell table:formula="of:=RIGHT([.E121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0.4086 ± 0.0593</text:p>
          </table:table-cell>
          <table:table-cell table:formula="of:=LEFT([.E122]; 6)" office:value-type="string" office:string-value="0.4086" calcext:value-type="string">
            <text:p>0.4086</text:p>
          </table:table-cell>
          <table:table-cell table:formula="of:=RIGHT([.E122]; 6)" office:value-type="string" office:string-value="0.0593" calcext:value-type="string">
            <text:p>0.05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0.4143 ± 0.0616</text:p>
          </table:table-cell>
          <table:table-cell table:formula="of:=LEFT([.E123]; 6)" office:value-type="string" office:string-value="0.4143" calcext:value-type="string">
            <text:p>0.4143</text:p>
          </table:table-cell>
          <table:table-cell table:formula="of:=RIGHT([.E123]; 6)" office:value-type="string" office:string-value="0.0616" calcext:value-type="string">
            <text:p>0.06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3"/>
          <table:table-cell table:formula="of:=LEFT([.E124]; 6)">
            <text:p/>
          </table:table-cell>
          <table:table-cell table:formula="of:=RIGHT([.E124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0.5043 ± 0.0909</text:p>
          </table:table-cell>
          <table:table-cell table:formula="of:=LEFT([.E125]; 6)" office:value-type="string" office:string-value="0.5043" calcext:value-type="string">
            <text:p>0.5043</text:p>
          </table:table-cell>
          <table:table-cell table:formula="of:=RIGHT([.E125]; 6)" office:value-type="string" office:string-value="0.0909" calcext:value-type="string">
            <text:p>0.09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0.4614 ± 0.0768</text:p>
          </table:table-cell>
          <table:table-cell table:formula="of:=LEFT([.E126]; 6)" office:value-type="string" office:string-value="0.4614" calcext:value-type="string">
            <text:p>0.4614</text:p>
          </table:table-cell>
          <table:table-cell table:formula="of:=RIGHT([.E126]; 6)" office:value-type="string" office:string-value="0.0768" calcext:value-type="string">
            <text:p>0.07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3"/>
          <table:table-cell table:formula="of:=LEFT([.E127]; 6)">
            <text:p/>
          </table:table-cell>
          <table:table-cell table:formula="of:=RIGHT([.E127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0.4843 ± 0.0685</text:p>
          </table:table-cell>
          <table:table-cell table:formula="of:=LEFT([.E128]; 6)" office:value-type="string" office:string-value="0.4843" calcext:value-type="string">
            <text:p>0.4843</text:p>
          </table:table-cell>
          <table:table-cell table:formula="of:=RIGHT([.E128]; 6)" office:value-type="string" office:string-value="0.0685" calcext:value-type="string">
            <text:p>0.06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0.4557 ± 0.0924</text:p>
          </table:table-cell>
          <table:table-cell table:formula="of:=LEFT([.E129]; 6)" office:value-type="string" office:string-value="0.4557" calcext:value-type="string">
            <text:p>0.4557</text:p>
          </table:table-cell>
          <table:table-cell table:formula="of:=RIGHT([.E129]; 6)" office:value-type="string" office:string-value="0.0924" calcext:value-type="string">
            <text:p>0.09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3"/>
          <table:table-cell table:formula="of:=LEFT([.E130]; 6)">
            <text:p/>
          </table:table-cell>
          <table:table-cell table:formula="of:=RIGHT([.E130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0.4914 ± 0.1345</text:p>
          </table:table-cell>
          <table:table-cell table:formula="of:=LEFT([.E131]; 6)" office:value-type="string" office:string-value="0.4914" calcext:value-type="string">
            <text:p>0.4914</text:p>
          </table:table-cell>
          <table:table-cell table:formula="of:=RIGHT([.E131]; 6)" office:value-type="string" office:string-value="0.1345" calcext:value-type="string">
            <text:p>0.13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3"/>
          <table:table-cell table:formula="of:=LEFT([.E132]; 6)">
            <text:p/>
          </table:table-cell>
          <table:table-cell table:formula="of:=RIGHT([.E13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3"/>
          <table:table-cell table:formula="of:=LEFT([.E133]; 6)">
            <text:p/>
          </table:table-cell>
          <table:table-cell table:formula="of:=RIGHT([.E133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0.4557 ± 0.0654</text:p>
          </table:table-cell>
          <table:table-cell table:formula="of:=LEFT([.E134]; 6)" office:value-type="string" office:string-value="0.4557" calcext:value-type="string">
            <text:p>0.4557</text:p>
          </table:table-cell>
          <table:table-cell table:formula="of:=RIGHT([.E134]; 6)" office:value-type="string" office:string-value="0.0654" calcext:value-type="string">
            <text:p>0.06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0.4143 ± 0.0582</text:p>
          </table:table-cell>
          <table:table-cell table:formula="of:=LEFT([.E135]; 6)" office:value-type="string" office:string-value="0.4143" calcext:value-type="string">
            <text:p>0.4143</text:p>
          </table:table-cell>
          <table:table-cell table:formula="of:=RIGHT([.E135]; 6)" office:value-type="string" office:string-value="0.0582" calcext:value-type="string">
            <text:p>0.05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formula="of:=LEFT([.E136]; 6)">
            <text:p/>
          </table:table-cell>
          <table:table-cell table:formula="of:=RIGHT([.E136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0.5029 ± 0.0742</text:p>
          </table:table-cell>
          <table:table-cell table:formula="of:=LEFT([.E137]; 6)" office:value-type="string" office:string-value="0.5029" calcext:value-type="string">
            <text:p>0.5029</text:p>
          </table:table-cell>
          <table:table-cell table:formula="of:=RIGHT([.E137]; 6)" office:value-type="string" office:string-value="0.0742" calcext:value-type="string">
            <text:p>0.07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0.5000 ± 0.0629</text:p>
          </table:table-cell>
          <table:table-cell table:formula="of:=LEFT([.E138]; 6)" office:value-type="string" office:string-value="0.5000" calcext:value-type="string">
            <text:p>0.5000</text:p>
          </table:table-cell>
          <table:table-cell table:formula="of:=RIGHT([.E138]; 6)" office:value-type="string" office:string-value="0.0629" calcext:value-type="string">
            <text:p>0.06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formula="of:=LEFT([.E139]; 6)">
            <text:p/>
          </table:table-cell>
          <table:table-cell table:formula="of:=RIGHT([.E139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0.5100 ± 0.1129</text:p>
          </table:table-cell>
          <table:table-cell table:formula="of:=LEFT([.E140]; 6)" office:value-type="string" office:string-value="0.5100" calcext:value-type="string">
            <text:p>0.5100</text:p>
          </table:table-cell>
          <table:table-cell table:formula="of:=RIGHT([.E140]; 6)" office:value-type="string" office:string-value="0.1129" calcext:value-type="string">
            <text:p>0.1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0.4757 ± 0.0634</text:p>
          </table:table-cell>
          <table:table-cell table:formula="of:=LEFT([.E141]; 6)" office:value-type="string" office:string-value="0.4757" calcext:value-type="string">
            <text:p>0.4757</text:p>
          </table:table-cell>
          <table:table-cell table:formula="of:=RIGHT([.E141]; 6)" office:value-type="string" office:string-value="0.0634" calcext:value-type="string">
            <text:p>0.06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formula="of:=LEFT([.E142]; 6)">
            <text:p/>
          </table:table-cell>
          <table:table-cell table:formula="of:=RIGHT([.E14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0.4971 ± 0.0840</text:p>
          </table:table-cell>
          <table:table-cell table:formula="of:=LEFT([.E143]; 6)" office:value-type="string" office:string-value="0.4971" calcext:value-type="string">
            <text:p>0.4971</text:p>
          </table:table-cell>
          <table:table-cell table:formula="of:=RIGHT([.E143]; 6)" office:value-type="string" office:string-value="0.0840" calcext:value-type="string">
            <text:p>0.08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formula="of:=LEFT([.E144]; 6)">
            <text:p/>
          </table:table-cell>
          <table:table-cell table:formula="of:=RIGHT([.E144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formula="of:=LEFT([.E145]; 6)">
            <text:p/>
          </table:table-cell>
          <table:table-cell table:formula="of:=RIGHT([.E145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0.4829 ± 0.0750</text:p>
          </table:table-cell>
          <table:table-cell table:formula="of:=LEFT([.E146]; 6)" office:value-type="string" office:string-value="0.4829" calcext:value-type="string">
            <text:p>0.4829</text:p>
          </table:table-cell>
          <table:table-cell table:formula="of:=RIGHT([.E146]; 6)" office:value-type="string" office:string-value="0.0750" calcext:value-type="string">
            <text:p>0.07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0.5071 ± 0.0638</text:p>
          </table:table-cell>
          <table:table-cell table:formula="of:=LEFT([.E147]; 6)" office:value-type="string" office:string-value="0.5071" calcext:value-type="string">
            <text:p>0.5071</text:p>
          </table:table-cell>
          <table:table-cell table:formula="of:=RIGHT([.E147]; 6)" office:value-type="string" office:string-value="0.0638" calcext:value-type="string">
            <text:p>0.06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3"/>
          <table:table-cell table:formula="of:=LEFT([.E148]; 6)">
            <text:p/>
          </table:table-cell>
          <table:table-cell table:formula="of:=RIGHT([.E148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0.5157 ± 0.0835</text:p>
          </table:table-cell>
          <table:table-cell table:formula="of:=LEFT([.E149]; 6)" office:value-type="string" office:string-value="0.5157" calcext:value-type="string">
            <text:p>0.5157</text:p>
          </table:table-cell>
          <table:table-cell table:formula="of:=RIGHT([.E149]; 6)" office:value-type="string" office:string-value="0.0835" calcext:value-type="string">
            <text:p>0.08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0.5600 ± 0.0588</text:p>
          </table:table-cell>
          <table:table-cell table:formula="of:=LEFT([.E150]; 6)" office:value-type="string" office:string-value="0.5600" calcext:value-type="string">
            <text:p>0.5600</text:p>
          </table:table-cell>
          <table:table-cell table:formula="of:=RIGHT([.E150]; 6)" office:value-type="string" office:string-value="0.0588" calcext:value-type="string">
            <text:p>0.05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3"/>
          <table:table-cell table:formula="of:=LEFT([.E151]; 6)">
            <text:p/>
          </table:table-cell>
          <table:table-cell table:formula="of:=RIGHT([.E151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0.5457 ± 0.0960</text:p>
          </table:table-cell>
          <table:table-cell table:formula="of:=LEFT([.E152]; 6)" office:value-type="string" office:string-value="0.5457" calcext:value-type="string">
            <text:p>0.5457</text:p>
          </table:table-cell>
          <table:table-cell table:formula="of:=RIGHT([.E152]; 6)" office:value-type="string" office:string-value="0.0960" calcext:value-type="string">
            <text:p>0.09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0.5571 ± 0.1052</text:p>
          </table:table-cell>
          <table:table-cell table:formula="of:=LEFT([.E153]; 6)" office:value-type="string" office:string-value="0.5571" calcext:value-type="string">
            <text:p>0.5571</text:p>
          </table:table-cell>
          <table:table-cell table:formula="of:=RIGHT([.E153]; 6)" office:value-type="string" office:string-value="0.1052" calcext:value-type="string">
            <text:p>0.10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3"/>
          <table:table-cell table:formula="of:=LEFT([.E154]; 6)">
            <text:p/>
          </table:table-cell>
          <table:table-cell table:formula="of:=RIGHT([.E154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0.2914 ± 0.1610</text:p>
          </table:table-cell>
          <table:table-cell table:formula="of:=LEFT([.E155]; 6)" office:value-type="string" office:string-value="0.2914" calcext:value-type="string">
            <text:p>0.2914</text:p>
          </table:table-cell>
          <table:table-cell table:formula="of:=RIGHT([.E155]; 6)" office:value-type="string" office:string-value="0.1610" calcext:value-type="string">
            <text:p>0.1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3"/>
          <table:table-cell table:formula="of:=LEFT([.E156]; 6)">
            <text:p/>
          </table:table-cell>
          <table:table-cell table:formula="of:=RIGHT([.E156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3"/>
          <table:table-cell table:formula="of:=LEFT([.E157]; 6)">
            <text:p/>
          </table:table-cell>
          <table:table-cell table:formula="of:=RIGHT([.E157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0.4986 ± 0.0864</text:p>
          </table:table-cell>
          <table:table-cell table:formula="of:=LEFT([.E158]; 6)" office:value-type="string" office:string-value="0.4986" calcext:value-type="string">
            <text:p>0.4986</text:p>
          </table:table-cell>
          <table:table-cell table:formula="of:=RIGHT([.E158]; 6)" office:value-type="string" office:string-value="0.0864" calcext:value-type="string">
            <text:p>0.08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0.6214 ± 0.0792</text:p>
          </table:table-cell>
          <table:table-cell table:formula="of:=LEFT([.E159]; 6)" office:value-type="string" office:string-value="0.6214" calcext:value-type="string">
            <text:p>0.6214</text:p>
          </table:table-cell>
          <table:table-cell table:formula="of:=RIGHT([.E159]; 6)" office:value-type="string" office:string-value="0.0792" calcext:value-type="string">
            <text:p>0.07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3"/>
          <table:table-cell table:formula="of:=LEFT([.E160]; 6)">
            <text:p/>
          </table:table-cell>
          <table:table-cell table:formula="of:=RIGHT([.E160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0.5171 ± 0.0833</text:p>
          </table:table-cell>
          <table:table-cell table:formula="of:=LEFT([.E161]; 6)" office:value-type="string" office:string-value="0.5171" calcext:value-type="string">
            <text:p>0.5171</text:p>
          </table:table-cell>
          <table:table-cell table:formula="of:=RIGHT([.E161]; 6)" office:value-type="string" office:string-value="0.0833" calcext:value-type="string">
            <text:p>0.08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0.5671 ± 0.0601</text:p>
          </table:table-cell>
          <table:table-cell table:formula="of:=LEFT([.E162]; 6)" office:value-type="string" office:string-value="0.5671" calcext:value-type="string">
            <text:p>0.5671</text:p>
          </table:table-cell>
          <table:table-cell table:formula="of:=RIGHT([.E162]; 6)" office:value-type="string" office:string-value="0.0601" calcext:value-type="string">
            <text:p>0.06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3"/>
          <table:table-cell table:formula="of:=LEFT([.E163]; 6)">
            <text:p/>
          </table:table-cell>
          <table:table-cell table:formula="of:=RIGHT([.E163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0.5186 ± 0.0810</text:p>
          </table:table-cell>
          <table:table-cell table:formula="of:=LEFT([.E164]; 6)" office:value-type="string" office:string-value="0.5186" calcext:value-type="string">
            <text:p>0.5186</text:p>
          </table:table-cell>
          <table:table-cell table:formula="of:=RIGHT([.E164]; 6)" office:value-type="string" office:string-value="0.0810" calcext:value-type="string">
            <text:p>0.08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0.5971 ± 0.0861</text:p>
          </table:table-cell>
          <table:table-cell table:formula="of:=LEFT([.E165]; 6)" office:value-type="string" office:string-value="0.5971" calcext:value-type="string">
            <text:p>0.5971</text:p>
          </table:table-cell>
          <table:table-cell table:formula="of:=RIGHT([.E165]; 6)" office:value-type="string" office:string-value="0.0861" calcext:value-type="string">
            <text:p>0.08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3"/>
          <table:table-cell table:formula="of:=LEFT([.E166]; 6)">
            <text:p/>
          </table:table-cell>
          <table:table-cell table:formula="of:=RIGHT([.E166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0.2914 ± 0.1177</text:p>
          </table:table-cell>
          <table:table-cell table:formula="of:=LEFT([.E167]; 6)" office:value-type="string" office:string-value="0.2914" calcext:value-type="string">
            <text:p>0.2914</text:p>
          </table:table-cell>
          <table:table-cell table:formula="of:=RIGHT([.E167]; 6)" office:value-type="string" office:string-value="0.1177" calcext:value-type="string">
            <text:p>0.11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3"/>
          <table:table-cell table:formula="of:=LEFT([.E168]; 6)">
            <text:p/>
          </table:table-cell>
          <table:table-cell table:formula="of:=RIGHT([.E168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3"/>
          <table:table-cell table:formula="of:=LEFT([.E169]; 6)">
            <text:p/>
          </table:table-cell>
          <table:table-cell table:formula="of:=RIGHT([.E169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0.4829 ± 0.0847</text:p>
          </table:table-cell>
          <table:table-cell table:formula="of:=LEFT([.E170]; 6)" office:value-type="string" office:string-value="0.4829" calcext:value-type="string">
            <text:p>0.4829</text:p>
          </table:table-cell>
          <table:table-cell table:formula="of:=RIGHT([.E170]; 6)" office:value-type="string" office:string-value="0.0847" calcext:value-type="string">
            <text:p>0.08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0.6643 ± 0.0681</text:p>
          </table:table-cell>
          <table:table-cell table:formula="of:=LEFT([.E171]; 6)" office:value-type="string" office:string-value="0.6643" calcext:value-type="string">
            <text:p>0.6643</text:p>
          </table:table-cell>
          <table:table-cell table:formula="of:=RIGHT([.E171]; 6)" office:value-type="string" office:string-value="0.0681" calcext:value-type="string">
            <text:p>0.06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3"/>
          <table:table-cell table:formula="of:=LEFT([.E172]; 6)">
            <text:p/>
          </table:table-cell>
          <table:table-cell table:formula="of:=RIGHT([.E17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0.5243 ± 0.0724</text:p>
          </table:table-cell>
          <table:table-cell table:formula="of:=LEFT([.E173]; 6)" office:value-type="string" office:string-value="0.5243" calcext:value-type="string">
            <text:p>0.5243</text:p>
          </table:table-cell>
          <table:table-cell table:formula="of:=RIGHT([.E173]; 6)" office:value-type="string" office:string-value="0.0724" calcext:value-type="string">
            <text:p>0.07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0.5900 ± 0.0701</text:p>
          </table:table-cell>
          <table:table-cell table:formula="of:=LEFT([.E174]; 6)" office:value-type="string" office:string-value="0.5900" calcext:value-type="string">
            <text:p>0.5900</text:p>
          </table:table-cell>
          <table:table-cell table:formula="of:=RIGHT([.E174]; 6)" office:value-type="string" office:string-value="0.0701" calcext:value-type="string">
            <text:p>0.07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3"/>
          <table:table-cell table:formula="of:=LEFT([.E175]; 6)">
            <text:p/>
          </table:table-cell>
          <table:table-cell table:formula="of:=RIGHT([.E175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0.4986 ± 0.0673</text:p>
          </table:table-cell>
          <table:table-cell table:formula="of:=LEFT([.E176]; 6)" office:value-type="string" office:string-value="0.4986" calcext:value-type="string">
            <text:p>0.4986</text:p>
          </table:table-cell>
          <table:table-cell table:formula="of:=RIGHT([.E176]; 6)" office:value-type="string" office:string-value="0.0673" calcext:value-type="string">
            <text:p>0.06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0.6014 ± 0.0642</text:p>
          </table:table-cell>
          <table:table-cell table:formula="of:=LEFT([.E177]; 6)" office:value-type="string" office:string-value="0.6014" calcext:value-type="string">
            <text:p>0.6014</text:p>
          </table:table-cell>
          <table:table-cell table:formula="of:=RIGHT([.E177]; 6)" office:value-type="string" office:string-value="0.0642" calcext:value-type="string">
            <text:p>0.06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3"/>
          <table:table-cell table:formula="of:=LEFT([.E178]; 6)">
            <text:p/>
          </table:table-cell>
          <table:table-cell table:formula="of:=RIGHT([.E178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0.2800 ± 0.1516</text:p>
          </table:table-cell>
          <table:table-cell table:formula="of:=LEFT([.E179]; 6)" office:value-type="string" office:string-value="0.2800" calcext:value-type="string">
            <text:p>0.2800</text:p>
          </table:table-cell>
          <table:table-cell table:formula="of:=RIGHT([.E179]; 6)" office:value-type="string" office:string-value="0.1516" calcext:value-type="string">
            <text:p>0.15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3"/>
          <table:table-cell table:formula="of:=LEFT([.E180]; 6)">
            <text:p/>
          </table:table-cell>
          <table:table-cell table:formula="of:=RIGHT([.E180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3"/>
          <table:table-cell table:formula="of:=LEFT([.E181]; 6)">
            <text:p/>
          </table:table-cell>
          <table:table-cell table:formula="of:=RIGHT([.E181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0.4986 ± 0.0864</text:p>
          </table:table-cell>
          <table:table-cell table:formula="of:=LEFT([.E182]; 6)" office:value-type="string" office:string-value="0.4986" calcext:value-type="string">
            <text:p>0.4986</text:p>
          </table:table-cell>
          <table:table-cell table:formula="of:=RIGHT([.E182]; 6)" office:value-type="string" office:string-value="0.0864" calcext:value-type="string">
            <text:p>0.08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0.7314 ± 0.0609</text:p>
          </table:table-cell>
          <table:table-cell table:formula="of:=LEFT([.E183]; 6)" office:value-type="string" office:string-value="0.7314" calcext:value-type="string">
            <text:p>0.7314</text:p>
          </table:table-cell>
          <table:table-cell table:formula="of:=RIGHT([.E183]; 6)" office:value-type="string" office:string-value="0.0609" calcext:value-type="string">
            <text:p>0.06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3"/>
          <table:table-cell table:formula="of:=LEFT([.E184]; 6)">
            <text:p/>
          </table:table-cell>
          <table:table-cell table:formula="of:=RIGHT([.E184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0.5186 ± 0.0559</text:p>
          </table:table-cell>
          <table:table-cell table:formula="of:=LEFT([.E185]; 6)" office:value-type="string" office:string-value="0.5186" calcext:value-type="string">
            <text:p>0.5186</text:p>
          </table:table-cell>
          <table:table-cell table:formula="of:=RIGHT([.E185]; 6)" office:value-type="string" office:string-value="0.0559" calcext:value-type="string">
            <text:p>0.05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0.6043 ± 0.0666</text:p>
          </table:table-cell>
          <table:table-cell table:formula="of:=LEFT([.E186]; 6)" office:value-type="string" office:string-value="0.6043" calcext:value-type="string">
            <text:p>0.6043</text:p>
          </table:table-cell>
          <table:table-cell table:formula="of:=RIGHT([.E186]; 6)" office:value-type="string" office:string-value="0.0666" calcext:value-type="string">
            <text:p>0.06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3"/>
          <table:table-cell table:formula="of:=LEFT([.E187]; 6)">
            <text:p/>
          </table:table-cell>
          <table:table-cell table:formula="of:=RIGHT([.E187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0.5086 ± 0.0855</text:p>
          </table:table-cell>
          <table:table-cell table:formula="of:=LEFT([.E188]; 6)" office:value-type="string" office:string-value="0.5086" calcext:value-type="string">
            <text:p>0.5086</text:p>
          </table:table-cell>
          <table:table-cell table:formula="of:=RIGHT([.E188]; 6)" office:value-type="string" office:string-value="0.0855" calcext:value-type="string">
            <text:p>0.08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0.6829 ± 0.0943</text:p>
          </table:table-cell>
          <table:table-cell table:formula="of:=LEFT([.E189]; 6)" office:value-type="string" office:string-value="0.6829" calcext:value-type="string">
            <text:p>0.6829</text:p>
          </table:table-cell>
          <table:table-cell table:formula="of:=RIGHT([.E189]; 6)" office:value-type="string" office:string-value="0.0943" calcext:value-type="string">
            <text:p>0.09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3"/>
          <table:table-cell table:formula="of:=LEFT([.E190]; 6)">
            <text:p/>
          </table:table-cell>
          <table:table-cell table:formula="of:=RIGHT([.E190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0.3829 ± 0.0690</text:p>
          </table:table-cell>
          <table:table-cell table:formula="of:=LEFT([.E191]; 6)" office:value-type="string" office:string-value="0.3829" calcext:value-type="string">
            <text:p>0.3829</text:p>
          </table:table-cell>
          <table:table-cell table:formula="of:=RIGHT([.E191]; 6)" office:value-type="string" office:string-value="0.0690" calcext:value-type="string">
            <text:p>0.06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3"/>
          <table:table-cell table:formula="of:=LEFT([.E192]; 6)">
            <text:p/>
          </table:table-cell>
          <table:table-cell table:formula="of:=RIGHT([.E19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3"/>
          <table:table-cell table:formula="of:=LEFT([.E193]; 6)">
            <text:p/>
          </table:table-cell>
          <table:table-cell table:formula="of:=RIGHT([.E193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2" office:value-type="string" calcext:value-type="string">
            <text:p>0.5129 ± 0.0897</text:p>
          </table:table-cell>
          <table:table-cell table:formula="of:=LEFT([.E194]; 6)" office:value-type="string" office:string-value="0.5129" calcext:value-type="string">
            <text:p>0.5129</text:p>
          </table:table-cell>
          <table:table-cell table:formula="of:=RIGHT([.E194]; 6)" office:value-type="string" office:string-value="0.0897" calcext:value-type="string">
            <text:p>0.08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2" office:value-type="string" calcext:value-type="string">
            <text:p>0.7486 ± 0.0709</text:p>
          </table:table-cell>
          <table:table-cell table:formula="of:=LEFT([.E195]; 6)" office:value-type="string" office:string-value="0.7486" calcext:value-type="string">
            <text:p>0.7486</text:p>
          </table:table-cell>
          <table:table-cell table:formula="of:=RIGHT([.E195]; 6)" office:value-type="string" office:string-value="0.0709" calcext:value-type="string">
            <text:p>0.07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3"/>
          <table:table-cell table:formula="of:=LEFT([.E196]; 6)">
            <text:p/>
          </table:table-cell>
          <table:table-cell table:formula="of:=RIGHT([.E196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2" office:value-type="string" calcext:value-type="string">
            <text:p>0.5171 ± 0.0711</text:p>
          </table:table-cell>
          <table:table-cell table:formula="of:=LEFT([.E197]; 6)" office:value-type="string" office:string-value="0.5171" calcext:value-type="string">
            <text:p>0.5171</text:p>
          </table:table-cell>
          <table:table-cell table:formula="of:=RIGHT([.E197]; 6)" office:value-type="string" office:string-value="0.0711" calcext:value-type="string">
            <text:p>0.07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2" office:value-type="string" calcext:value-type="string">
            <text:p>0.6186 ± 0.0773</text:p>
          </table:table-cell>
          <table:table-cell table:formula="of:=LEFT([.E198]; 6)" office:value-type="string" office:string-value="0.6186" calcext:value-type="string">
            <text:p>0.6186</text:p>
          </table:table-cell>
          <table:table-cell table:formula="of:=RIGHT([.E198]; 6)" office:value-type="string" office:string-value="0.0773" calcext:value-type="string">
            <text:p>0.07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3"/>
          <table:table-cell table:formula="of:=LEFT([.E199]; 6)">
            <text:p/>
          </table:table-cell>
          <table:table-cell table:formula="of:=RIGHT([.E199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2" office:value-type="string" calcext:value-type="string">
            <text:p>0.5114 ± 0.0908</text:p>
          </table:table-cell>
          <table:table-cell table:formula="of:=LEFT([.E200]; 6)" office:value-type="string" office:string-value="0.5114" calcext:value-type="string">
            <text:p>0.5114</text:p>
          </table:table-cell>
          <table:table-cell table:formula="of:=RIGHT([.E200]; 6)" office:value-type="string" office:string-value="0.0908" calcext:value-type="string">
            <text:p>0.09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2" office:value-type="string" calcext:value-type="string">
            <text:p>0.6843 ± 0.0764</text:p>
          </table:table-cell>
          <table:table-cell table:formula="of:=LEFT([.E201]; 6)" office:value-type="string" office:string-value="0.6843" calcext:value-type="string">
            <text:p>0.6843</text:p>
          </table:table-cell>
          <table:table-cell table:formula="of:=RIGHT([.E201]; 6)" office:value-type="string" office:string-value="0.0764" calcext:value-type="string">
            <text:p>0.07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3"/>
          <table:table-cell table:formula="of:=LEFT([.E202]; 6)">
            <text:p/>
          </table:table-cell>
          <table:table-cell table:formula="of:=RIGHT([.E20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2" office:value-type="string" calcext:value-type="string">
            <text:p>0.3486 ± 0.0492</text:p>
          </table:table-cell>
          <table:table-cell table:formula="of:=LEFT([.E203]; 6)" office:value-type="string" office:string-value="0.3486" calcext:value-type="string">
            <text:p>0.3486</text:p>
          </table:table-cell>
          <table:table-cell table:formula="of:=RIGHT([.E203]; 6)" office:value-type="string" office:string-value="0.0492" calcext:value-type="string">
            <text:p>0.04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3"/>
          <table:table-cell table:formula="of:=LEFT([.E204]; 6)">
            <text:p/>
          </table:table-cell>
          <table:table-cell table:formula="of:=RIGHT([.E204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3"/>
          <table:table-cell table:formula="of:=LEFT([.E205]; 6)">
            <text:p/>
          </table:table-cell>
          <table:table-cell table:formula="of:=RIGHT([.E205]; 6)">
            <text:p/>
          </table:table-cell>
          <table:table-cell table:number-columns-repeated="1016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6"/>
          <table:table-cell table:number-columns-repeated="1018"/>
        </table:table-row>
        <table:table-row table:style-name="ro1" table:number-rows-repeated="104817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 style:data-style-name="N2" text:time-value="16:49:45.758024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5T14:32:16.628588341</meta:creation-date>
    <dc:date>2021-03-05T16:52:44.422358385</dc:date>
    <meta:editing-duration>PT1H24M22S</meta:editing-duration>
    <meta:editing-cycles>22</meta:editing-cycles>
    <meta:generator>LibreOffice/7.0.2.2$Linux_X86_64 LibreOffice_project/00$Build-2</meta:generator>
    <meta:document-statistic meta:table-count="1" meta:cell-count="1386" meta:object-count="0"/>
  </office:meta>
</office:document-meta>
</file>